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ttf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  <number:text> </number:text>
      <number:am-pm/>
    </number:dat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18/03/2012</text:date>, <text:time>13:2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19" style:display-name="PageStyle_0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18T13:24:54.16</dc:date>
    <meta:editing-duration>PT16S</meta:editing-duration>
    <meta:editing-cycles>1</meta:editing-cycles>
    <meta:document-statistic meta:table-count="1" meta:cell-count="11" meta:object-count="0"/>
    <meta:generator>OpenOffice.org/3.3$Win32 OpenOffice.org_project/330m20$Build-9567</meta:generator>
  </office:meta>
</office:document-meta>
</file>